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950e" draw:textarea-horizontal-align="center" draw:textarea-vertical-align="middle"/>
    </style:style>
    <style:style style:name="gr2" style:family="graphic" style:parent-style-name="standard">
      <style:graphic-properties draw:fill="solid" draw:fill-color="#3deb3d" draw:textarea-horizontal-align="center" draw:textarea-vertical-align="middle" draw:shadow="hidden"/>
    </style:style>
    <style:style style:name="gr3" style:family="graphic" style:parent-style-name="standard">
      <style:graphic-properties draw:fill="solid" draw:fill-color="#cccccc"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8.115cm" fo:min-width="7.12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2" draw:id="id2" draw:layer="layout" svg:width="3.81cm" svg:height="2.54cm" svg:x="3.675cm" svg:y="6.18cm">
          <text:p text:style-name="P1">Websocket</text:p>
          <text:p text:style-name="P1">Server</text:p>
        </draw:rect>
        <draw:ellipse draw:style-name="gr2" draw:text-style-name="P1" xml:id="id4" draw:id="id4" draw:layer="layout" svg:width="5.715cm" svg:height="5.08cm" svg:x="9.89cm" svg:y="5.445cm">
          <text:p text:style-name="P1">BCP.ServerPool</text:p>
        </draw:ellipse>
        <draw:custom-shape draw:style-name="gr3" draw:text-style-name="P1" draw:layer="layout" svg:width="2.54cm" svg:height="2.54cm" svg:x="11.795cm" svg:y="1.635cm">
          <text:p text:style-name="P1">Config</text:p>
          <draw:enhanced-geometry svg:viewBox="0 0 21600 21600" draw:glue-points="10800 0 0 10800 10800 21600 21600 10800" draw:text-areas="0 0 21600 ?f11" draw:type="paper" draw:modifiers="14493.506493506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rect draw:style-name="gr1" draw:text-style-name="P1" xml:id="id5" draw:id="id5" draw:layer="layout" svg:width="3.81cm" svg:height="2.54cm" svg:x="16.24cm" svg:y="2.905cm">
          <text:p text:style-name="P1">HTTP<text:line-break/>Server</text:p>
        </draw:rect>
        <draw:custom-shape draw:style-name="gr4" draw:text-style-name="P1" xml:id="id1" draw:id="id1" draw:layer="layout" svg:width="3.175cm" svg:height="1.905cm" svg:x="1.635cm" svg:y="2.27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3" draw:id="id3" draw:layer="layout" svg:width="3.175cm" svg:height="1.905cm" svg:x="5.815cm" svg:y="2.27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3.222cm" svg:y1="4.175cm" svg:x2="5.58cm" svg:y2="6.18cm" draw:start-shape="id1" draw:start-glue-point="2" draw:end-shape="id2" draw:end-glue-point="0" svg:d="m3222 4175v1003h2358v1002">
          <text:p/>
        </draw:connector>
        <draw:connector draw:style-name="gr5" draw:text-style-name="P1" draw:layer="layout" svg:x1="7.402cm" svg:y1="4.175cm" svg:x2="5.58cm" svg:y2="6.18cm" draw:start-shape="id3" draw:start-glue-point="2" draw:end-shape="id2" draw:end-glue-point="0" svg:d="m7402 4175v1003h-1822v1002">
          <text:p/>
        </draw:connector>
        <draw:connector draw:style-name="gr5" draw:text-style-name="P1" draw:layer="layout" svg:x1="7.485cm" svg:y1="7.45cm" svg:x2="9.89cm" svg:y2="7.985cm" draw:start-shape="id2" draw:start-glue-point="1" draw:end-shape="id4" draw:end-glue-point="3" svg:d="m7485 7450h1203v535h1202">
          <text:p/>
        </draw:connector>
        <draw:connector draw:style-name="gr5" draw:text-style-name="P1" draw:layer="layout" svg:x1="15.605cm" svg:y1="7.985cm" svg:x2="18.145cm" svg:y2="5.445cm" draw:start-shape="id4" draw:start-glue-point="1" draw:end-shape="id5" draw:end-glue-point="2" svg:d="m15605 7985h2540v-2540">
          <text:p/>
        </draw:connector>
        <draw:line draw:style-name="gr6" draw:text-style-name="P1" draw:layer="layout" svg:x1="13.065cm" svg:y1="4.175cm" svg:x2="13.065cm" svg:y2="5.445cm">
          <text:p/>
        </draw:line>
        <draw:rect draw:style-name="gr1" draw:text-style-name="P1" xml:id="id6" draw:id="id6" draw:layer="layout" svg:width="4.445cm" svg:height="2.54cm" svg:x="1.635cm" svg:y="12.43cm">
          <text:p text:style-name="P1">DHT</text:p>
        </draw:rect>
        <draw:connector draw:style-name="gr5" draw:text-style-name="P1" draw:layer="layout" svg:x1="3.857cm" svg:y1="12.43cm" svg:x2="12.747cm" svg:y2="10.525cm" draw:start-shape="id6" draw:start-glue-point="0" draw:end-shape="id4" draw:end-glue-point="2" svg:d="m3857 12430v-952h8890v-953">
          <text:p/>
        </draw:connector>
        <draw:custom-shape draw:style-name="gr4" draw:text-style-name="P1" xml:id="id7" draw:id="id7" draw:layer="layout" svg:width="3.175cm" svg:height="1.905cm" svg:x="2.27cm" svg:y="16.24cm">
          <text:p text:style-name="P1">Virtual</text:p>
          <text:p text:style-name="P1">DHT Pe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3.857cm" svg:y1="14.97cm" svg:x2="3.857cm" svg:y2="16.24cm" draw:start-shape="id6" draw:start-glue-point="2" draw:end-shape="id7" draw:end-glue-point="0" svg:d="m3857 14970v1270">
          <text:p/>
        </draw:connector>
        <draw:custom-shape draw:style-name="gr4" draw:text-style-name="P1" xml:id="id9" draw:id="id9" draw:layer="layout" svg:width="3.81cm" svg:height="1.905cm" svg:x="7.015cm" svg:y="16.24cm">
          <text:p text:style-name="P1">Virtual</text:p>
          <text:p text:style-name="P1">HALP Pe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8.937cm" svg:y1="14.97cm" svg:x2="8.92cm" svg:y2="16.24cm" draw:start-shape="id8" draw:start-glue-point="2" draw:end-shape="id9" draw:end-glue-point="0" svg:d="m8937 14970v635h-17v635">
          <text:p/>
        </draw:connector>
        <draw:rect draw:style-name="gr1" draw:text-style-name="P1" xml:id="id10" draw:id="id10" draw:layer="layout" svg:width="4.445cm" svg:height="2.54cm" svg:x="14.97cm" svg:y="12.43cm">
          <text:p text:style-name="P1">Direct Peer</text:p>
          <text:p text:style-name="P1">Server</text:p>
        </draw:rect>
        <draw:connector draw:style-name="gr5" draw:text-style-name="P1" draw:layer="layout" svg:x1="12.747cm" svg:y1="10.525cm" svg:x2="17.192cm" svg:y2="12.43cm" draw:start-shape="id4" draw:start-glue-point="2" draw:end-shape="id10" draw:end-glue-point="0" svg:d="m12747 10525v953h4445v952">
          <text:p/>
        </draw:connector>
        <draw:custom-shape draw:style-name="gr4" draw:text-style-name="P1" xml:id="id11" draw:id="id11" draw:layer="layout" svg:width="3.175cm" svg:height="1.905cm" svg:x="16.875cm" svg:y="17.51cm">
          <text:p text:style-name="P1">BCP Pe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17.192cm" svg:y1="14.97cm" svg:x2="18.462cm" svg:y2="17.51cm" draw:start-shape="id10" draw:start-glue-point="2" draw:end-shape="id11" draw:end-glue-point="0" svg:d="m17192 14970v1270h1270v1270">
          <text:p/>
        </draw:connector>
        <draw:custom-shape draw:style-name="gr4" draw:text-style-name="P1" xml:id="id12" draw:id="id12" draw:layer="layout" svg:width="3.175cm" svg:height="1.905cm" svg:x="13.065cm" svg:y="16.24cm">
          <text:p text:style-name="P1">BCP Pe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14.652cm" svg:y1="16.24cm" svg:x2="17.192cm" svg:y2="14.97cm" draw:start-shape="id12" draw:start-glue-point="0" draw:end-shape="id10" draw:end-glue-point="2" svg:d="m14652 16240v-635h2540v-635">
          <text:p/>
        </draw:connector>
        <draw:rect draw:style-name="gr1" draw:text-style-name="P1" xml:id="id8" draw:id="id8" draw:layer="layout" svg:width="4.445cm" svg:height="2.54cm" svg:x="6.715cm" svg:y="12.43cm">
          <text:p text:style-name="P1">HALP</text:p>
        </draw:rect>
        <draw:connector draw:style-name="gr5" draw:text-style-name="P1" draw:layer="layout" svg:x1="8.937cm" svg:y1="12.43cm" svg:x2="12.747cm" svg:y2="10.525cm" draw:start-shape="id8" draw:start-glue-point="0" draw:end-shape="id4" draw:end-glue-point="2" svg:d="m8937 12430v-952h3810v-953">
          <text:p/>
        </draw:connector>
        <draw:frame draw:style-name="gr7" draw:layer="layout" svg:width="7.62cm" svg:height="18.365cm" svg:x="20.685cm" svg:y="1.635cm">
          <draw:text-box>
            <text:p>The ServerPool object is the heart of this setup. It is designed to manage server objects (the functional protocol is TBD), running them in separate threads or processes and communicating with the BCP peers they provide according to the rules in the configuration.</text:p>
            <text:p/>
            <text:p>For example, the HTTP server doesn't provide peers, it just takes advantage of the framework. The websocket server has a policy never to receive advertisements, just operations. HALP and the DHT have all sorts of special rul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10T11:52:36</meta:creation-date>
    <meta:editing-duration>PT9M50S</meta:editing-duration>
    <meta:editing-cycles>5</meta:editing-cycles>
    <meta:generator>LibreOffice/3.3$Linux LibreOffice_project/330m19$Build-202</meta:generator>
    <dc:date>2011-07-10T12:02:21</dc:date>
    <meta:document-statistic meta:object-count="26"/>
  </office:meta>
</office:document-meta>
</file>